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6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7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0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9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5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4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9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4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8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098" calcext:value-type="float">
            <text:p>1.098</text:p>
          </table:table-cell>
          <table:table-cell table:style-name="ce2" office:value-type="float" office:value="1.104" calcext:value-type="float">
            <text:p>1.104</text:p>
          </table:table-cell>
          <table:table-cell table:style-name="ce11" office:value-type="percentage" office:value="0.0132" calcext:value-type="percentage">
            <text:p>1.32%</text:p>
          </table:table-cell>
          <table:table-cell table:style-name="ce18" office:value-type="percentage" office:value="0.0024" calcext:value-type="percentage">
            <text:p>0.24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88" calcext:value-type="float" table:number-columns-spanned="3" table:number-rows-spanned="1">
            <text:p>1.088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277" calcext:value-type="percentage" table:number-columns-spanned="3" table:number-rows-spanned="1">
            <text:p>2.77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银行</text:p>
          </table:table-cell>
          <table:table-cell table:style-name="ce8" office:value-type="percentage" office:value="0.2396" calcext:value-type="percentage" table:number-columns-spanned="1" table:number-rows-spanned="2">
            <text:p>23.96%</text:p>
          </table:table-cell>
          <table:table-cell office:value-type="string" calcext:value-type="string">
            <text:p>兴业银行</text:p>
          </table:table-cell>
          <table:table-cell office:value-type="percentage" office:value="0.1219" calcext:value-type="percentage">
            <text:p>12.1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96" calcext:value-type="float">
            <text:p>17.960</text:p>
          </table:table-cell>
          <table:table-cell office:value-type="percentage" office:value="0.0509" calcext:value-type="percentage">
            <text:p>5.09%</text:p>
          </table:table-cell>
          <table:table-cell table:style-name="ce35" table:formula="of:=[.F6]/[.E6]-1.0014" office:value-type="percentage" office:value="0.0615734848484848" calcext:value-type="percentage">
            <text:p>6.16%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民生银行</text:p>
          </table:table-cell>
          <table:table-cell office:value-type="percentage" office:value="0.1177" calcext:value-type="percentage">
            <text:p>11.77%</text:p>
          </table:table-cell>
          <table:table-cell office:value-type="float" office:value="8.702" calcext:value-type="float">
            <text:p>8.702</text:p>
          </table:table-cell>
          <table:table-cell office:value-type="float" office:value="8.38" calcext:value-type="float">
            <text:p>8.380</text:p>
          </table:table-cell>
          <table:table-cell office:value-type="percentage" office:value="0.0207" calcext:value-type="percentage">
            <text:p>2.07%</text:p>
          </table:table-cell>
          <table:table-cell table:style-name="ce36" table:formula="of:=[.F7]/[.E7]-1.0014" office:value-type="percentage" office:value="-0.0384029878188922" calcext:value-type="percentage">
            <text:p>-3.84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8" office:value-type="percentage" office:value="0.1461" calcext:value-type="percentage" table:number-columns-spanned="1" table:number-rows-spanned="2">
            <text:p>14.61%</text:p>
          </table:table-cell>
          <table:table-cell office:value-type="string" calcext:value-type="string">
            <text:p>北京君正</text:p>
          </table:table-cell>
          <table:table-cell office:value-type="percentage" office:value="0.06099" calcext:value-type="percentage">
            <text:p>6.10%</text:p>
          </table:table-cell>
          <table:table-cell office:value-type="float" office:value="24.89" calcext:value-type="float">
            <text:p>24.890</text:p>
          </table:table-cell>
          <table:table-cell office:value-type="float" office:value="26.06" calcext:value-type="float">
            <text:p>26.060</text:p>
          </table:table-cell>
          <table:table-cell office:value-type="percentage" office:value="0.0212" calcext:value-type="percentage">
            <text:p>2.12%</text:p>
          </table:table-cell>
          <table:table-cell table:style-name="ce46" table:formula="of:=[.F8]/[.E8]-1.0014" office:value-type="percentage" office:value="0.0456068300522297" calcext:value-type="percentage">
            <text:p>4.56%</text:p>
          </table:table-cell>
        </table:table-row>
        <table:table-row table:style-name="ro1">
          <table:covered-table-cell/>
          <table:covered-table-cell table:style-name="ce12"/>
          <table:table-cell office:value-type="string" calcext:value-type="string">
            <text:p>大族激光</text:p>
          </table:table-cell>
          <table:table-cell office:value-type="percentage" office:value="0.0851" calcext:value-type="percentage">
            <text:p>8.51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4.4" calcext:value-type="float">
            <text:p>34.400</text:p>
          </table:table-cell>
          <table:table-cell office:value-type="percentage" office:value="-0.0123" calcext:value-type="percentage">
            <text:p>-1.23%</text:p>
          </table:table-cell>
          <table:table-cell table:style-name="ce47" table:formula="of:=[.F9]/[.E9]-1.0014" office:value-type="percentage" office:value="-0.0670997745729109" calcext:value-type="percentage">
            <text:p>-6.71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8" office:value-type="percentage" office:value="0.1307" calcext:value-type="percentage">
            <text:p>13.07%</text:p>
          </table:table-cell>
          <table:table-cell office:value-type="string" calcext:value-type="string">
            <text:p>中国平安</text:p>
          </table:table-cell>
          <table:table-cell office:value-type="percentage" office:value="0.1307" calcext:value-type="percentage">
            <text:p>13.07%</text:p>
          </table:table-cell>
          <table:table-cell office:value-type="float" office:value="52.164" calcext:value-type="float">
            <text:p>52.164</text:p>
          </table:table-cell>
          <table:table-cell office:value-type="float" office:value="55.83" calcext:value-type="float">
            <text:p>55.830</text:p>
          </table:table-cell>
          <table:table-cell office:value-type="percentage" office:value="0.05" calcext:value-type="percentage">
            <text:p>5.00%</text:p>
          </table:table-cell>
          <table:table-cell table:style-name="ce40" table:formula="of:=[.F10]/[.E10]-1.0014" office:value-type="percentage" office:value="0.0688783528870485" calcext:value-type="percentage">
            <text:p>6.89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3" office:value-type="percentage" office:value="0.0739" calcext:value-type="percentage" table:number-columns-spanned="1" table:number-rows-spanned="2">
            <text:p>7.39%</text:p>
          </table:table-cell>
          <table:table-cell office:value-type="string" calcext:value-type="string">
            <text:p>新华医疗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20.27" calcext:value-type="float">
            <text:p>20.270</text:p>
          </table:table-cell>
          <table:table-cell office:value-type="float" office:value="17.89" calcext:value-type="float">
            <text:p>17.890</text:p>
          </table:table-cell>
          <table:table-cell office:value-type="percentage" office:value="-0.0173" calcext:value-type="percentage">
            <text:p>-1.73%</text:p>
          </table:table-cell>
          <table:table-cell table:style-name="ce42" table:formula="of:=[.F11]/[.E11]-1.0014" office:value-type="percentage" office:value="-0.118814898865318" calcext:value-type="percentage">
            <text:p>-11.88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66" calcext:value-type="float">
            <text:p>13.660</text:p>
          </table:table-cell>
          <table:table-cell office:value-type="percentage" office:value="-0.0222" calcext:value-type="percentage">
            <text:p>-2.22%</text:p>
          </table:table-cell>
          <table:table-cell table:style-name="ce43" table:formula="of:=[.F12]/[.E12]-1.0014" office:value-type="percentage" office:value="-0.0959847418307153" calcext:value-type="percentage">
            <text:p>-9.60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331" calcext:value-type="percentage">
            <text:p>3.31%</text:p>
          </table:table-cell>
          <table:table-cell office:value-type="string" calcext:value-type="string">
            <text:p>东土科技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4.13" calcext:value-type="float">
            <text:p>14.130</text:p>
          </table:table-cell>
          <table:table-cell office:value-type="percentage" office:value="0.0737" calcext:value-type="percentage">
            <text:p>7.37%</text:p>
          </table:table-cell>
          <table:table-cell table:style-name="ce49" table:formula="of:=[.F13]/[.E13]-1.0014" office:value-type="percentage" office:value="0.0296105800802626" calcext:value-type="percentage">
            <text:p>2.96%</text:p>
          </table:table-cell>
        </table:table-row>
        <table:table-row table:style-name="ro1">
          <table:table-cell office:value-type="string" calcext:value-type="string">
            <text:p>交通运输</text:p>
          </table:table-cell>
          <table:table-cell office:value-type="percentage" office:value="0.0154" calcext:value-type="percentage">
            <text:p>1.54%</text:p>
          </table:table-cell>
          <table:table-cell office:value-type="string" calcext:value-type="string">
            <text:p>秦港股份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2.34" calcext:value-type="float">
            <text:p>2.340</text:p>
          </table:table-cell>
          <table:table-cell office:value-type="float" office:value="6.57" calcext:value-type="float">
            <text:p>6.570</text:p>
          </table:table-cell>
          <table:table-cell office:value-type="percentage" office:value="0.6103" calcext:value-type="percentage">
            <text:p>61.03%</text:p>
          </table:table-cell>
          <table:table-cell table:style-name="ce56" table:formula="of:=[.F14]/[.E14]-1.0014" office:value-type="percentage" office:value="1.80629230769231" calcext:value-type="percentage">
            <text:p>180.63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17" calcext:value-type="float" table:number-columns-spanned="3" table:number-rows-spanned="1">
            <text:p>1.17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36" calcext:value-type="percentage" table:number-columns-spanned="3" table:number-rows-spanned="1">
            <text:p>-3.60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金属及矿石</text:p>
          </table:table-cell>
          <table:table-cell office:value-type="percentage" office:value="0.0643" calcext:value-type="percentage">
            <text:p>6.43%</text:p>
          </table:table-cell>
          <table:table-cell table:style-name="ce18" office:value-type="string" calcext:value-type="string">
            <text:p>中国铝业</text:p>
          </table:table-cell>
          <table:table-cell office:value-type="percentage" office:value="0.0643" calcext:value-type="percentage">
            <text:p>6.43%</text:p>
          </table:table-cell>
          <table:table-cell table:style-name="ce32" office:value-type="float" office:value="4.6041" calcext:value-type="float">
            <text:p>4.6041</text:p>
          </table:table-cell>
          <table:table-cell table:style-name="ce32" office:value-type="float" office:value="5.39" calcext:value-type="float">
            <text:p>5.3900</text:p>
          </table:table-cell>
          <table:table-cell office:value-type="percentage" office:value="0" calcext:value-type="percentage">
            <text:p>0.00%</text:p>
          </table:table-cell>
          <table:table-cell table:style-name="ce55" table:formula="of:=[.F18]/[.E18]-1.0014" office:value-type="percentage" office:value="0.169295684281401" calcext:value-type="percentage">
            <text:p>16.93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554" calcext:value-type="percentage">
            <text:p>5.54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554" calcext:value-type="percentage">
            <text:p>5.54%</text:p>
          </table:table-cell>
          <table:table-cell table:style-name="ce32" office:value-type="float" office:value="37.32" calcext:value-type="float">
            <text:p>37.3200</text:p>
          </table:table-cell>
          <table:table-cell table:style-name="ce32" office:value-type="float" office:value="35.65" calcext:value-type="float">
            <text:p>35.6500</text:p>
          </table:table-cell>
          <table:table-cell office:value-type="percentage" office:value="-0.1878" calcext:value-type="percentage">
            <text:p>-18.78%</text:p>
          </table:table-cell>
          <table:table-cell table:style-name="ce54" table:formula="of:=[.F19]/[.E19]-1.0014" office:value-type="percentage" office:value="-0.0461481243301181" calcext:value-type="percentage">
            <text:p>-4.61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534" calcext:value-type="percentage">
            <text:p>5.34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534" calcext:value-type="percentage">
            <text:p>5.34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17.2" calcext:value-type="float">
            <text:p>17.2000</text:p>
          </table:table-cell>
          <table:table-cell office:value-type="percentage" office:value="0.0153" calcext:value-type="percentage">
            <text:p>1.53%</text:p>
          </table:table-cell>
          <table:table-cell table:style-name="ce57" table:formula="of:=[.F20]/[.E20]-1.0014" office:value-type="percentage" office:value="-0.0355419586702607" calcext:value-type="percentage">
            <text:p>-3.55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office:value-type="percentage" office:value="0.0485" calcext:value-type="percentage">
            <text:p>4.85%</text:p>
          </table:table-cell>
          <table:table-cell table:style-name="ce18" office:value-type="string" calcext:value-type="string">
            <text:p>中国太平</text:p>
          </table:table-cell>
          <table:table-cell office:value-type="percentage" office:value="0.0485" calcext:value-type="percentage">
            <text:p>4.85%</text:p>
          </table:table-cell>
          <table:table-cell table:style-name="ce32" office:value-type="float" office:value="23.5456" calcext:value-type="float">
            <text:p>23.5456</text:p>
          </table:table-cell>
          <table:table-cell table:style-name="ce32" office:value-type="float" office:value="24.38" calcext:value-type="float">
            <text:p>24.3800</text:p>
          </table:table-cell>
          <table:table-cell office:value-type="percentage" office:value="0.0451" calcext:value-type="percentage">
            <text:p>4.51%</text:p>
          </table:table-cell>
          <table:table-cell table:style-name="ce59" table:formula="of:=[.F21]/[.E21]-1.0014" office:value-type="percentage" office:value="0.0340376189181841" calcext:value-type="percentage">
            <text:p>3.40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422" calcext:value-type="percentage">
            <text:p>4.22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422" calcext:value-type="percentage">
            <text:p>4.22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4.7" calcext:value-type="float">
            <text:p>24.7000</text:p>
          </table:table-cell>
          <table:table-cell office:value-type="percentage" office:value="-0.0619" calcext:value-type="percentage">
            <text:p>-6.19%</text:p>
          </table:table-cell>
          <table:table-cell table:style-name="ce60" table:formula="of:=[.F22]/[.E22]-1.0014" office:value-type="percentage" office:value="-0.0550398467432952" calcext:value-type="percentage">
            <text:p>-5.50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97" calcext:value-type="percentage">
            <text:p>3.97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97" calcext:value-type="percentage">
            <text:p>3.97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19.98" calcext:value-type="float">
            <text:p>19.9800</text:p>
          </table:table-cell>
          <table:table-cell office:value-type="percentage" office:value="0.1176" calcext:value-type="percentage">
            <text:p>11.76%</text:p>
          </table:table-cell>
          <table:table-cell table:style-name="ce64" table:formula="of:=[.F23]/[.E23]-1.0014" office:value-type="percentage" office:value="-0.0495136165489116" calcext:value-type="percentage">
            <text:p>-4.95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249" calcext:value-type="percentage">
            <text:p>2.49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249" calcext:value-type="percentage">
            <text:p>2.49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3.2" calcext:value-type="float">
            <text:p>3.2000</text:p>
          </table:table-cell>
          <table:table-cell office:value-type="percentage" office:value="-0.0909" calcext:value-type="percentage">
            <text:p>-9.09%</text:p>
          </table:table-cell>
          <table:table-cell table:style-name="ce68" table:formula="of:=[.F24]/[.E24]-1.0014" office:value-type="percentage" office:value="0.480081481481481" calcext:value-type="percentage">
            <text:p>48.01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2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17" office:value-type="float" office:value="1.181" calcext:value-type="float">
            <text:p>1.181</text:p>
          </table:table-cell>
          <table:table-cell table:style-name="Default" office:value-type="float" office:value="1.3" calcext:value-type="float">
            <text:p>1.3</text:p>
          </table:table-cell>
          <table:table-cell table:formula="of:=[.C27]/[.B27]-1" office:value-type="percentage" office:value="0.100762066045724" calcext:value-type="percentage">
            <text:p>10.08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17" office:value-type="float" office:value="1.111" calcext:value-type="float">
            <text:p>1.111</text:p>
          </table:table-cell>
          <table:table-cell table:style-name="Default" office:value-type="float" office:value="1.126" calcext:value-type="float">
            <text:p>1.126</text:p>
          </table:table-cell>
          <table:table-cell table:formula="of:=[.C28]/[.B28]-1" office:value-type="percentage" office:value="0.0135013501350134" calcext:value-type="percentage">
            <text:p>1.3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07:22:35.539159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8-27T08:03:48.557187375</dc:date>
    <meta:editing-duration>PT2H30M19S</meta:editing-duration>
    <meta:editing-cycles>36</meta:editing-cycles>
    <meta:generator>LibreOffice/5.3.1.2$Linux_X86_64 LibreOffice_project/30m0$Build-2</meta:generator>
    <meta:document-statistic meta:table-count="1" meta:cell-count="193" meta:object-count="0"/>
  </office:meta>
</office:document-meta>
</file>